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7e1" officeooo:paragraph-rsid="001d97e1"/>
    </style:style>
    <style:style style:name="P2" style:family="paragraph" style:parent-style-name="Standard">
      <style:text-properties officeooo:rsid="001d97e1" officeooo:paragraph-rsid="001f4026"/>
    </style:style>
    <style:style style:name="P3" style:family="paragraph" style:parent-style-name="Standard">
      <style:text-properties officeooo:paragraph-rsid="001d97e1"/>
    </style:style>
    <style:style style:name="P4" style:family="paragraph" style:parent-style-name="Standard">
      <style:text-properties officeooo:rsid="001f4026" officeooo:paragraph-rsid="001f4026"/>
    </style:style>
    <style:style style:name="P5" style:family="paragraph" style:parent-style-name="Standard">
      <style:text-properties officeooo:rsid="001f4026" officeooo:paragraph-rsid="001f8614"/>
    </style:style>
    <style:style style:name="P6" style:family="paragraph" style:parent-style-name="Standard">
      <style:text-properties officeooo:rsid="001f4026" officeooo:paragraph-rsid="002143af"/>
    </style:style>
    <style:style style:name="P7" style:family="paragraph" style:parent-style-name="Standard">
      <style:text-properties officeooo:rsid="001f4026" officeooo:paragraph-rsid="00228c62"/>
    </style:style>
    <style:style style:name="P8" style:family="paragraph" style:parent-style-name="Standard">
      <style:text-properties officeooo:paragraph-rsid="001f8614"/>
    </style:style>
    <style:style style:name="P9" style:family="paragraph" style:parent-style-name="Standard">
      <style:text-properties officeooo:rsid="001f8614" officeooo:paragraph-rsid="001f8614"/>
    </style:style>
    <style:style style:name="P10" style:family="paragraph" style:parent-style-name="Standard">
      <style:text-properties officeooo:rsid="002143af" officeooo:paragraph-rsid="002143af"/>
    </style:style>
    <style:style style:name="P11" style:family="paragraph" style:parent-style-name="Standard">
      <style:text-properties officeooo:rsid="00228c62" officeooo:paragraph-rsid="00228c62"/>
    </style:style>
    <style:style style:name="P12" style:family="paragraph" style:parent-style-name="Standard">
      <style:text-properties officeooo:rsid="00228c62" officeooo:paragraph-rsid="00244624"/>
    </style:style>
    <style:style style:name="P13" style:family="paragraph" style:parent-style-name="Standard">
      <style:text-properties officeooo:rsid="0024bd53" officeooo:paragraph-rsid="0024bd53"/>
    </style:style>
    <style:style style:name="P14" style:family="paragraph" style:parent-style-name="Standard">
      <style:text-properties officeooo:rsid="002709a2" officeooo:paragraph-rsid="002709a2"/>
    </style:style>
    <style:style style:name="P15" style:family="paragraph" style:parent-style-name="Standard">
      <style:text-properties officeooo:rsid="002820ce" officeooo:paragraph-rsid="002820ce"/>
    </style:style>
    <style:style style:name="T1" style:family="text">
      <style:text-properties officeooo:rsid="001d97e1"/>
    </style:style>
    <style:style style:name="T2" style:family="text">
      <style:text-properties officeooo:rsid="001f4026"/>
    </style:style>
    <style:style style:name="T3" style:family="text">
      <style:text-properties officeooo:rsid="001f8614"/>
    </style:style>
    <style:style style:name="T4" style:family="text">
      <style:text-properties officeooo:rsid="00228c62"/>
    </style:style>
    <style:style style:name="T5" style:family="text">
      <style:text-properties officeooo:rsid="00252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ce I :</text:p>
      <text:p text:style-name="P3"><text:span text:style-name="T1">Ecrire un programme python qui saisit 2 nombres entiers de manière continue tant que les 2 nombres saisis restent positifs.</text:span></text:p>
      <text:p text:style-name="P3"/>
      <text:p text:style-name="P1">Si au moins un des 2 nombres est négatif ou nul, le programme s'arrete.</text:p>
      <text:p text:style-name="P1"/>
      <text:p text:style-name="P2">Le traitement réalisé en dehors de ce cas consiste à afficher la somme des 2 nombres si ces 2 nombres sont impairs, à afficher le produit de ces 2 nombres si les 2 sont pairs. </text:p>
      <text:p text:style-name="P2"><text:span text:style-name="T2">D</text:span>ans les autres cas on affiche la differences des 2 (soit nb1-nb2).</text:p>
      <text:p text:style-name="P1"/>
      <text:p text:style-name="P4">Exercice II :</text:p>
      <text:p text:style-name="P5"><text:span text:style-name="T1">Ecrire un programme python qui saisit 5 notes (de maths, histoire,...) <text:s/>et qui calcule la </text:span></text:p>
      <text:p text:style-name="P6"><text:span text:style-name="T1">moyenne de ces notes. </text:span></text:p>
      <text:p text:style-name="P6"><text:span text:style-name="T1">Afficher la moyenne.</text:span></text:p>
      <text:p text:style-name="P5"/>
      <text:p text:style-name="P5">Exercice II<text:span text:style-name="T3">I</text:span> :</text:p>
      <text:p text:style-name="P8"><text:span text:style-name="T1">Ecrire un programme python qui saisit autant de <text:s/>notes que l'on désire (de maths, histoire,...) </text:span></text:p>
      <text:p text:style-name="P8"><text:span text:style-name="T1">et qui calcule la moyenne de ces notes.</text:span></text:p>
      <text:p text:style-name="P9">La saisie des notes s'arrete dès lors que la dernière a une valeur négative.</text:p>
      <text:p text:style-name="P10">Afficher la moyenne et le nombre de notes saisies.</text:p>
      <text:p text:style-name="P8"/>
      <text:p text:style-name="P7">Exercice <text:span text:style-name="T4">IV :</text:span></text:p>
      <text:p text:style-name="P12">Un cycliste souhaite s'entrainer pour une compétition. Il prépare un programme </text:p>
      <text:p text:style-name="P12">d'entrainement de 3 semaines.</text:p>
      <text:p text:style-name="P12">Le premier jour, il parcourt 30km puis il décide d'augmenter la distance parcourue de 10km </text:p>
      <text:p text:style-name="P12">chaque jour.</text:p>
      <text:p text:style-name="P12">1) Ecrire un programme python qui calcule et affiche le nombre de kilometres</text:p>
      <text:p text:style-name="P12">parcourus le 10eme jour d'entrainement. De même pour le dernier jour d'entrainement.</text:p>
      <text:p text:style-name="P11"/>
      <text:p text:style-name="P13">Exercice V :</text:p>
      <text:p text:style-name="P13">Une forêt initialement de 20 hectares (année 0) perd chaque année 10 % de sa surface ; dans le même temps ,elle au<text:span text:style-name="T5">g</text:span>mente sa surface de 3 hectares.</text:p>
      <text:p text:style-name="P14">Calculer sa surface dans 5 ans</text:p>
      <text:p text:style-name="P14">Calculer sa surface dans 10 ans</text:p>
      <text:p text:style-name="P14">Calculer sa surface dans 100 ans</text:p>
      <text:p text:style-name="P15">Quelle est la limite de cette surface au bout d'un temps infin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4T09:26:30.649000000</meta:creation-date>
    <dc:date>2021-10-14T15:02:17.911000000</dc:date>
    <meta:editing-duration>PT5H35M45S</meta:editing-duration>
    <meta:editing-cycles>11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7" meta:word-count="279" meta:character-count="1567" meta:non-whitespace-character-count="1307"/>
  </office:meta>
</office:document-meta>
</file>